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BP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  <table:table-cell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28" office:value-type="float" office:value="0.428571428571429" calcext:value-type="float">
            <text:p>0.428571428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  <table:table-cell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01">00/00/0000</text:date>, <text:time style:data-style-name="N2" text:time-value="18:09:29.09265333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5-01T18:09:55.279272318</dc:date>
    <meta:editing-duration>PT5H43M38S</meta:editing-duration>
    <meta:editing-cycles>27</meta:editing-cycles>
    <meta:document-statistic meta:table-count="1" meta:cell-count="370" meta:object-count="0"/>
  </office:meta>
</office:document-meta>
</file>